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Arial" fo:font-weight="bold" officeooo:rsid="00190a1e" officeooo:paragraph-rsid="00190a1e" style:font-weight-asian="bold" style:font-weight-complex="bold"/>
    </style:style>
    <style:style style:name="P2" style:family="paragraph" style:parent-style-name="Standard">
      <style:paragraph-properties fo:text-align="start"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190a1e" officeooo:paragraph-rsid="00190a1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officeooo:rsid="00190a1e" officeooo:paragraph-rsid="00190a1e" style:font-size-asian="16pt" style:font-size-complex="16pt"/>
    </style:style>
    <style:style style:name="P5" style:family="paragraph" style:parent-style-name="Standard">
      <style:paragraph-properties fo:text-align="start" style:justify-single-word="false"/>
      <style:text-properties style:font-name="Arial" fo:font-size="16pt" officeooo:rsid="00190a1e" officeooo:paragraph-rsid="00190a1e" style:font-size-asian="16pt" style:font-size-complex="16pt"/>
    </style:style>
    <style:style style:name="P6" style:family="paragraph" style:parent-style-name="Standard">
      <style:paragraph-properties fo:text-align="start" style:justify-single-word="false"/>
      <style:text-properties style:font-name="Arial" fo:font-size="11pt" fo:font-weight="normal" officeooo:rsid="00190a1e" officeooo:paragraph-rsid="00190a1e"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font-weight="normal" officeooo:rsid="00190a1e" officeooo:paragraph-rsid="001fe3c0"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Arial" fo:font-size="11pt" fo:font-weight="normal" officeooo:rsid="001fe3c0" officeooo:paragraph-rsid="001fe3c0" style:font-size-asian="9.60000038146973pt" style:font-weight-asian="normal" style:font-size-complex="11pt" style:font-weight-complex="normal"/>
    </style:style>
    <style:style style:name="P9"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1pt" fo:font-weight="normal" officeooo:rsid="001fe3c0" officeooo:paragraph-rsid="001fe3c0"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4pt" fo:font-weight="bold" officeooo:rsid="00190a1e" officeooo:paragraph-rsid="00190a1e"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fo:font-weight="bold" officeooo:rsid="00190a1e" officeooo:paragraph-rsid="001fe3c0"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15"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4pt" fo:font-weight="normal" officeooo:rsid="001fe3c0" officeooo:paragraph-rsid="00239114"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17"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39114" officeooo:paragraph-rsid="001fe3c0" style:font-size-asian="10pt" style:font-weight-asian="normal" style:font-size-complex="10pt" style:font-weight-complex="normal"/>
    </style:style>
    <style:style style:name="P18"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39114" officeooo:paragraph-rsid="00239114" style:font-size-asian="10pt" style:font-weight-asian="normal" style:font-size-complex="10pt" style:font-weight-complex="normal"/>
    </style:style>
    <style:style style:name="P19"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0pt" fo:font-weight="normal" officeooo:rsid="00239114" officeooo:paragraph-rsid="00239114" style:font-size-asian="10pt" style:font-weight-asian="normal" style:font-size-complex="10pt" style:font-weight-complex="normal"/>
    </style:style>
    <style:style style:name="P20" style:family="paragraph" style:parent-style-name="Standard" style:list-style-name="L1">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1" style:family="paragraph" style:parent-style-name="Standard" style:list-style-name="L2">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2" style:family="paragraph" style:parent-style-name="Standard" style:list-style-name="L4">
      <style:paragraph-properties fo:text-align="start" style:justify-single-word="false"/>
      <style:text-properties style:font-name="Arial" fo:font-size="14pt" fo:font-weight="normal" officeooo:rsid="001fe3c0" officeooo:paragraph-rsid="001fe3c0" style:font-size-asian="14pt" style:font-weight-asian="normal" style:font-size-complex="14pt" style:font-weight-complex="normal"/>
    </style:style>
    <style:style style:name="P23"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4pt" fo:font-weight="normal" officeooo:rsid="001fe3c0" officeooo:paragraph-rsid="0027585f" style:font-size-asian="14pt" style:font-weight-asian="normal" style:font-size-complex="14pt" style:font-weight-complex="normal"/>
    </style:style>
    <style:style style:name="P24" style:family="paragraph" style:parent-style-name="Standard" style:list-style-name="L3">
      <style:paragraph-properties fo:text-align="start" style:justify-single-word="false"/>
      <style:text-properties style:font-name="Arial" fo:font-size="14pt" fo:font-weight="normal" officeooo:rsid="00190a1e" officeooo:paragraph-rsid="00190a1e" style:font-size-asian="14pt" style:font-weight-asian="normal" style:font-size-complex="14pt" style:font-weight-complex="normal"/>
    </style:style>
    <style:style style:name="P25" style:family="paragraph" style:parent-style-name="Standard" style:list-style-name="L7">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Arial" fo:font-size="14pt" fo:font-weight="normal" officeooo:rsid="00190a1e" officeooo:paragraph-rsid="001fe3c0"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Arial" fo:font-size="14pt" fo:font-weight="bold" officeooo:rsid="00190a1e" officeooo:paragraph-rsid="001fe3c0" style:font-size-asian="14pt" style:font-weight-asian="bold" style:font-size-complex="14pt" style:font-weight-complex="bold"/>
    </style:style>
    <style:style style:name="P28" style:family="paragraph" style:parent-style-name="Standard" style:list-style-name="L1">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29" style:family="paragraph" style:parent-style-name="Standard" style:list-style-name="L6">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30" style:family="paragraph" style:parent-style-name="Standard" style:list-style-name="L8">
      <style:paragraph-properties fo:text-align="start" style:justify-single-word="false"/>
      <style:text-properties style:font-name="Arial" fo:font-size="12pt" fo:font-weight="normal" officeooo:rsid="001fe3c0" officeooo:paragraph-rsid="001fe3c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bold" officeooo:rsid="00190a1e" officeooo:paragraph-rsid="001fe3c0" style:font-size-asian="12pt" style:font-weight-asian="bold" style:font-size-complex="12pt" style:font-weight-complex="bold"/>
    </style:style>
    <style:style style:name="P32" style:family="paragraph" style:parent-style-name="Standard" style:list-style-name="L5"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0pt" fo:font-weight="normal" officeooo:rsid="00190a1e" officeooo:paragraph-rsid="001fe3c0" style:font-size-asian="10pt" style:font-weight-asian="normal" style:font-size-complex="10pt" style:font-weight-complex="normal"/>
    </style:style>
    <style:style style:name="P33" style:family="paragraph" style:parent-style-name="Standard" style:master-page-name="">
      <loext:graphic-properties draw:fill="none"/>
      <style:paragraph-properties fo:margin-left="2.3cm" fo:margin-right="0cm" fo:text-align="start" style:justify-single-word="false" fo:text-indent="0cm" style:auto-text-indent="false" style:page-number="auto" fo:background-color="transparent"/>
      <style:text-properties style:font-name="Arial" fo:font-size="10pt" fo:font-weight="normal" officeooo:rsid="00239114" officeooo:paragraph-rsid="0027585f" style:font-size-asian="10pt" style:font-weight-asian="normal" style:font-size-complex="10pt" style:font-weight-complex="normal"/>
    </style:style>
    <style:style style:name="P34" style:family="paragraph" style:parent-style-name="Standard">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7585f" officeooo:paragraph-rsid="0027585f" style:font-size-asian="10pt" style:font-weight-asian="normal" style:font-size-complex="10pt" style:font-weight-complex="normal"/>
    </style:style>
    <style:style style:name="P35" style:family="paragraph" style:parent-style-name="Standard" style:list-style-name="L9">
      <loext:graphic-properties draw:fill="none"/>
      <style:paragraph-properties fo:margin-left="2.3cm" fo:margin-right="0cm" fo:text-align="start" style:justify-single-word="false" fo:text-indent="0cm" style:auto-text-indent="false" fo:background-color="transparent"/>
      <style:text-properties style:font-name="Arial" fo:font-size="10pt" fo:font-weight="normal" officeooo:rsid="0027585f" officeooo:paragraph-rsid="0027585f" style:font-size-asian="10pt" style:font-weight-asian="normal" style:font-size-complex="10pt" style:font-weight-complex="normal"/>
    </style:style>
    <style:style style:name="T1" style:family="text">
      <style:text-properties officeooo:rsid="001fe3c0"/>
    </style:style>
    <style:style style:name="T2" style:family="text">
      <style:text-properties officeooo:rsid="00239114"/>
    </style:style>
    <style:style style:name="T3" style:family="text">
      <style:text-properties fo:font-size="10pt" officeooo:rsid="00239114" style:font-size-asian="10pt" style:font-size-complex="10pt"/>
    </style:style>
    <style:style style:name="T4" style:family="text">
      <style:text-properties fo:font-size="10pt" officeooo:rsid="0027585f"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hier des charges </text:p>
      <text:p text:style-name="P3">Projet fil rouge formation devweb 2301</text:p>
      <text:p text:style-name="P4"/>
      <text:p text:style-name="P5"/>
      <text:p text:style-name="P10">Sommaire :</text:p>
      <text:p text:style-name="P10"/>
      <text:p text:style-name="P11">I- <text:span text:style-name="T1">Présentation de l’ensemble du projet</text:span></text:p>
      <text:list xml:id="list2417041518" text:style-name="L1">
        <text:list-item>
          <text:p text:style-name="P20">Présentation du stagiaire</text:p>
        </text:list-item>
        <text:list-item>
          <text:p text:style-name="P20">Les objectifs du projet</text:p>
        </text:list-item>
        <text:list-item>
          <text:p text:style-name="P20">La cible adressée par le site</text:p>
        </text:list-item>
        <text:list-item>
          <text:p text:style-name="P20">Étude l’existant et/ou de la concurrence</text:p>
        </text:list-item>
      </text:list>
      <text:p text:style-name="P14"/>
      <text:p text:style-name="P10">II-<text:span text:style-name="T1">Description graphique et ergonomique</text:span></text:p>
      <text:list text:style-name="L2">
        <text:list-item>
          <text:p text:style-name="P21">Charte graphique</text:p>
        </text:list-item>
        <text:list-item>
          <text:p text:style-name="P21">Design</text:p>
        </text:list-item>
        <text:list-item>
          <text:p text:style-name="P21">Maquettes</text:p>
        </text:list-item>
      </text:list>
      <text:list text:style-name="L3">
        <text:list-header>
          <text:p text:style-name="P24"/>
        </text:list-header>
      </text:list>
      <text:p text:style-name="P12"/>
      <text:p text:style-name="P10">III-D<text:span text:style-name="T1">escription fonctionnelle et technique</text:span></text:p>
      <text:list text:style-name="L4">
        <text:list-item>
          <text:p text:style-name="P22">Arborescence</text:p>
        </text:list-item>
        <text:list-item>
          <text:p text:style-name="P22">Description fonctionnelle</text:p>
        </text:list-item>
        <text:list-item>
          <text:p text:style-name="P22">Contraintes techniques</text:p>
        </text:list-item>
      </text:list>
      <text:p text:style-name="P10"/>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I- <text:span text:style-name="T1">Présentation de l’ensemble du projet</text:span></text:p>
      <text:p text:style-name="P11"/>
      <text:list xml:id="list110613113895940" text:continue-list="list2417041518" text:style-name="L1">
        <text:list-header>
          <text:p text:style-name="P28">Présentation du stagiaire</text:p>
          <text:p text:style-name="P28"/>
        </text:list-header>
      </text:list>
      <text:p text:style-name="P9"><text:span text:style-name="T2">J</text:span><text:span text:style-name="T3">e m’appelle Corentin Soler, 29 ans, </text:span><text:span text:style-name="T4">amateur </text:span><text:span text:style-name="T3">de technologie et technique en tout genre. Issue du milieu de la fabrication et du design, je me suis reconverti dans le développement web pour entrer dans le monde du développement informatique et acquérir toujours plus de compétences techniques.</text:span></text:p>
      <text:p text:style-name="P17"/>
      <text:p text:style-name="P18">L’intérêt pour moi d’avoir choisi cette filière est de pouvoir travailler en flexibilité et avoir une acquisition de compétences continue tout au long de ma carrière.</text:p>
      <text:list xml:id="list110613358491311" text:continue-numbering="true" text:style-name="L1">
        <text:list-header>
          <text:p text:style-name="P20"/>
          <text:p text:style-name="P28">Les objectifs du projet</text:p>
          <text:p text:style-name="P28"/>
        </text:list-header>
      </text:list>
      <text:p text:style-name="P19">Le projet que j’ai choisi de développer est une web app de localisation. Il s’agirait d’un outil permettant d’effectuer un mapping rapide et plus ou moins exhaustif des infrastructures de premières nécessité (commerces, médical …)</text:p>
      <text:p text:style-name="P18">Mes objectifs pour ce projet sont de réussir à développer l’interface de l’application et à conduire un cas d’usage basique, puis de pouvoir créer un compte afin de pouvoir faire de la gestion de données de préférences personnelles,</text:p>
      <text:p text:style-name="P18"/>
      <text:list xml:id="list110612798941233" text:continue-numbering="true" text:style-name="L1">
        <text:list-header>
          <text:p text:style-name="P28">La cible adressée par le site</text:p>
        </text:list-header>
      </text:list>
      <text:p text:style-name="P16"/>
      <text:p text:style-name="P19">La cible principale de ce site sont des gens actifs de 25 à 55 ans, voyageant beaucoup dans de nouveaux endroits inconnus et ayant besoin de savoir où se situent les infrastructures de premières nécessité. La cible secondaire sont tout utilisateur de smartphone souhaitant obtenir des informations sur le quartier dans lequel ils se situent,</text:p>
      <text:p text:style-name="P15"/>
      <text:list xml:id="list110613129278084" text:continue-numbering="true" text:style-name="L1">
        <text:list-header>
          <text:p text:style-name="P28">Étude l’existant et/ou de la concurrence</text:p>
        </text:list-header>
      </text:list>
      <text:p text:style-name="P7"/>
      <text:list text:style-name="L5">
        <text:list-header>
          <text:p text:style-name="P32">AroundMe : <text:span text:style-name="T2">Une a</text:span>pplication permettant de localiser des commerces et services <text:span text:style-name="T2">par catégories par ordre de distance.</text:span></text:p>
        </text:list-header>
      </text:list>
      <text:p text:style-name="P7"/>
      <text:p text:style-name="P8"/>
      <text:p text:style-name="P14"/>
      <text:p text:style-name="P11">II-<text:span text:style-name="T1">Description graphique et ergonomique</text:span></text:p>
      <text:p text:style-name="P11"/>
      <text:list xml:id="list3536979220" text:style-name="L6">
        <text:list-header>
          <text:p text:style-name="P29">Charte graphique</text:p>
          <text:p text:style-name="P29"/>
          <text:p text:style-name="P29">Design</text:p>
          <text:p text:style-name="P29"/>
          <text:p text:style-name="P29">Maquettes</text:p>
        </text:list-header>
      </text:list>
      <text:list text:style-name="L7">
        <text:list-header>
          <text:p text:style-name="P25"/>
        </text:list-header>
      </text:list>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1">III-D<text:span text:style-name="T1">escription fonctionnelle et technique</text:span></text:p>
      <text:p text:style-name="P11"/>
      <text:list xml:id="list3527161027" text:style-name="L8">
        <text:list-header>
          <text:p text:style-name="P30">Arborescence</text:p>
          <text:p text:style-name="P30"/>
          <text:p text:style-name="P30">Description fonctionnelle </text:p>
        </text:list-header>
      </text:list>
      <text:p text:style-name="P33"/>
      <text:p text:style-name="P34">Les fonctionnalités de l’application sont les suivantes :</text:p>
      <text:list xml:id="list482087548" text:style-name="L9">
        <text:list-item>
          <text:p text:style-name="P35">Création de compte</text:p>
        </text:list-item>
        <text:list-item>
          <text:p text:style-name="P35">Téléchargement de packs de maps</text:p>
        </text:list-item>
        <text:list-item>
          <text:p text:style-name="P35">Uploading de maps</text:p>
        </text:list-item>
        <text:list-item>
          <text:p text:style-name="P35">Chargement de maps</text:p>
        </text:list-item>
      </text:list>
      <text:p text:style-name="P23"/>
      <text:list xml:id="list110612218917950" text:continue-list="list3527161027" text:style-name="L8">
        <text:list-header>
          <text:p text:style-name="P30">Contraintes techniques</text:p>
        </text:list-header>
      </text:list>
      <text:p text:style-name="P31"/>
      <text:p text:style-name="P1"/>
      <text:p text:style-name="P1"/>
      <text:p text:style-name="P1"/>
      <text:p text:style-name="P1"/>
      <text:p text:style-name="P1"/>
      <text:p text:style-name="P1"/>
      <text:p text:style-name="P7"/>
      <text:p text:style-name="P6"/>
      <text:p text:style-name="P2"/>
      <text:p text:style-name="P2"/>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09:29:38.547000000</meta:creation-date>
    <meta:generator>LibreOffice/7.5.4.2$Windows_X86_64 LibreOffice_project/36ccfdc35048b057fd9854c757a8b67ec53977b6</meta:generator>
    <dc:date>2023-11-10T11:06:11.209000000</dc:date>
    <meta:editing-duration>PT9H26M47S</meta:editing-duration>
    <meta:editing-cycles>6</meta:editing-cycles>
    <meta:document-statistic meta:table-count="0" meta:image-count="0" meta:object-count="0" meta:page-count="3" meta:paragraph-count="48" meta:word-count="367" meta:character-count="2271" meta:non-whitespace-character-count="1975"/>
  </office:meta>
</office:document-meta>
</file>